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" svg:font-family="SFMono-Regular, Menlo, Monaco, Consolas, 'Liberation Mono', 'Courier New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font-name="Arial" style:text-underline-style="solid" style:text-underline-width="auto" style:text-underline-color="font-color"/>
    </style:style>
    <style:style style:name="P4" style:family="paragraph" style:parent-style-name="Standard">
      <style:text-properties fo:color="#000000" style:font-name="Arial"/>
    </style:style>
    <style:style style:name="P5" style:family="paragraph" style:parent-style-name="Standard">
      <style:text-properties fo:color="#000000" style:font-name="Arial" fo:font-size="12pt" style:font-size-asian="12pt" style:font-size-complex="12pt"/>
    </style:style>
    <style:style style:name="P6" style:family="paragraph" style:parent-style-name="Standard">
      <style:text-properties fo:color="#808080" style:font-name="Arial"/>
    </style:style>
    <style:style style:name="P7" style:family="paragraph" style:parent-style-name="Preformatted_20_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8" style:family="paragraph" style:parent-style-name="Preformatted_20_Text">
      <style:paragraph-properties fo:margin-top="0cm" fo:margin-bottom="0cm" style:line-height-at-least="0.476cm" fo:orphans="2" fo:widows="2" fo:background-color="#ffffff" fo:padding="0cm" fo:border="none">
        <style:background-image/>
      </style:paragraph-properties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9" style:family="paragraph" style:parent-style-name="Standard">
      <style:text-properties style:font-name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11" style:family="paragraph" style:parent-style-name="Standard">
      <style:paragraph-properties fo:text-align="end" style:justify-single-word="false"/>
      <style:text-properties style:font-name="Arial"/>
    </style:style>
    <style:style style:name="P12" style:family="paragraph" style:parent-style-name="Standard">
      <style:text-properties fo:color="#000000" style:font-name="Arial" fo:font-size="12pt" style:font-size-asian="12pt" style:font-size-complex="12pt"/>
    </style:style>
    <style:style style:name="P13" style:family="paragraph" style:parent-style-name="Preformatted_20_Text">
      <style:paragraph-properties fo:margin-top="0cm" fo:margin-bottom="0.212cm" fo:text-align="start" style:justify-single-word="false" fo:orphans="2" fo:widows="2" fo:background-color="#eeeeee" fo:padding="0cm" fo:border="none">
        <style:background-image/>
      </style:paragraph-properties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4" style:family="paragraph" style:parent-style-name="Preformatted_20_Text">
      <style:paragraph-properties fo:margin-top="0cm" fo:margin-bottom="0.212cm" fo:text-align="start" style:justify-single-word="false" fo:orphans="2" fo:widows="2" fo:background-color="#eeeeee" fo:padding="0cm" fo:border="none">
        <style:background-image/>
      </style:paragraph-properties>
      <style:text-properties style:font-name="Arial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222222" style:font-name="SFMono-Regular" fo:font-size="10.5pt" fo:letter-spacing="normal" fo:font-style="normal" fo:font-weight="normal"/>
    </style:style>
    <style:style style:name="T5" style:family="text">
      <style:text-properties fo:font-variant="normal" fo:text-transform="none" fo:color="#222222" style:font-name="Arial" fo:font-size="10.5pt" fo:letter-spacing="normal" fo:font-style="normal" fo:font-weight="normal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color="#000000"/>
    </style:style>
    <style:style style:name="T9" style:family="text">
      <style:text-properties fo:color="#666666"/>
    </style:style>
    <style:style style:name="T10" style:family="text">
      <style:text-properties style:text-underline-style="none"/>
    </style:style>
    <style:style style:name="T11" style:family="text">
      <style:text-properties fo:color="#808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NTREGABLE CONSULTAS</text:p>
      <text:p text:style-name="P10">XPATH Y XQUERY</text:p>
      <text:p text:style-name="P2">-Ejercicio 3</text:p>
      <text:p text:style-name="P1"/>
      <text:p text:style-name="P6">● Mostrar los nombres de los módulos del ciclo de "Sistemas Microinformáticos y Redes". </text:p>
      <text:p text:style-name="P1"><text:tab/></text:p>
      <text:p text:style-name="P1">-Xpath Expression:<text:span text:style-name="T9"> </text:span></text:p>
      <text:p text:style-name="P1"><text:span text:style-name="T9"><text:tab/></text:span><text:span text:style-name="T8">/ies/modulos/modulo[ciclo = 'SMR']/nombre/text()</text:span></text:p>
      <text:p text:style-name="P4"/>
      <text:p text:style-name="P1">-Xpath Result: </text:p>
      <text:p text:style-name="P1"><text:tab/>Aplicaciones Web</text:p>
      <text:p text:style-name="P1"/>
      <text:p text:style-name="P6">● Mostrar los nombres de los ciclos formativos que incluyen el módulo "Lenguajes de marcas y sistemas de gestión de información". </text:p>
      <text:p text:style-name="P1"><text:tab/></text:p>
      <text:p text:style-name="P1">-Xpath Expression: </text:p>
      <text:p text:style-name="P1"><text:tab/>/ies/ciclos/ciclo[@id=/ies/modulos/modulo[nombre = 'Lenguajes de marcas y sistemas de gestión de información']/ciclo/text()]/nombre/text()</text:p>
      <text:p text:style-name="P1"/>
      <text:p text:style-name="P1">-Xpath Result: </text:p>
      <text:p text:style-name="P1"><text:tab/>A<text:span text:style-name="T1">dministración de Sistemas Informáticos en Red</text:span></text:p>
      <text:p text:style-name="P8"><text:tab/>Desarrollo de Aplicaciones Web</text:p>
      <text:p text:style-name="P1"/>
      <text:p text:style-name="P1"/>
      <text:p text:style-name="P6">● Mostrar los nombres de los módulos de ciclos de Grado Superior. </text:p>
      <text:p text:style-name="P1"><text:tab/></text:p>
      <text:p text:style-name="P1">-Xpath Expression: </text:p>
      <text:p text:style-name="P1"><text:tab/>/ies/modulos/modulo[ciclo = /ies/ciclos/ciclo[grado = 'Superior']/@id]/nombre/text()</text:p>
      <text:p text:style-name="P1"/>
      <text:p text:style-name="P1"/>
      <text:p text:style-name="P1">-Xpath Result:</text:p>
      <text:p text:style-name="P7"><text:bookmark text:name="xmlOutput"/><text:tab/>Gestión de bases de datos</text:p>
      <text:p text:style-name="P8"><text:tab/>Lenguajes de marcas y sistemas de gestión de información</text:p>
      <text:p text:style-name="P8"><text:tab/>Implantación de aplicaciones web</text:p>
      <text:p text:style-name="P5"/>
      <text:p text:style-name="P1"/>
      <text:p text:style-name="P6">● Mostrar los nombres de los módulos de los ciclos formativos cuyo título se aprobó en 2008. </text:p>
      <text:p text:style-name="P1"/>
      <text:p text:style-name="P1">-Xpath Expression:</text:p>
      <text:p text:style-name="P1"><text:tab/>/ies/modulos/modulo[ciclo = /ies/ciclos/ciclo[decretoTitulo/@año = 2008]<text:a xlink:type="simple" xlink:href="../../../../../../../../@id" text:style-name="Internet_20_link" text:visited-style-name="Visited_20_Internet_20_Link">/</text:a><text:a xlink:type="simple" xlink:href="../../../../../../../../@id" text:style-name="Internet_20_link" text:visited-style-name="Visited_20_Internet_20_Link"><text:span text:style-name="T10">@id</text:span></text:a>]/nombre/text()</text:p>
      <text:p text:style-name="P1"/>
      <text:p text:style-name="P1"><text:tab/>Xpath Result:</text:p>
      <text:p text:style-name="P1"><text:s/><text:tab/>Aplicaciones <text:span text:style-name="T10">web</text:span></text:p>
      <text:p text:style-name="P3"/>
      <text:p text:style-name="P6">● Mostrar los grados de los ciclos formativos con módulos de primer curso. </text:p>
      <text:p text:style-name="P1"><text:tab/></text:p>
      <text:p text:style-name="P1">-Xpath Expression:</text:p>
      <text:p text:style-name="P1"><text:tab/>/ies/ciclos/ciclo[@id = /ies/modulos/modulo[curso = 1]/ciclo]/grado/text()</text:p>
      <text:p text:style-name="P1"/>
      <text:p text:style-name="P1">-Xpath Result: </text:p>
      <text:p text:style-name="P1"><text:soft-page-break/><text:tab/>Superior</text:p>
      <text:p text:style-name="P1"><text:tab/>Superior</text:p>
      <text:p text:style-name="P1">-Ejercicio 5</text:p>
      <text:p text:style-name="P1"/>
      <text:p text:style-name="P6">● Mostrar cada uno de los nombres de los bailes con la etiqueta "losbailes".</text:p>
      <text:p text:style-name="P1"/>
      <text:p text:style-name="P1">-Xquery Expression:</text:p>
      <text:p text:style-name="P1"><text:tab/><text:bookmark text:name="ej201"/><text:span text:style-name="T1">for $baile in /bailes/baile</text:span></text:p>
      <text:p text:style-name="P14"><text:span text:style-name="T3"><text:tab/>return &lt;losbailes&gt;{$baile/nombre/text()}&lt;/losbailes&gt;</text:span></text:p>
      <text:p text:style-name="P14"><text:span text:style-name="T3"><text:tab/></text:span></text:p>
      <text:p text:style-name="P1">-Xquery Result:</text:p>
      <text:p text:style-name="P1"><text:tab/>Tango</text:p>
      <text:p text:style-name="P1"><text:tab/>Cha-cha-cha</text:p>
      <text:p text:style-name="P1"><text:tab/>Rock</text:p>
      <text:p text:style-name="P1"><text:tab/>Merengue</text:p>
      <text:p text:style-name="P1"><text:tab/>Salsa</text:p>
      <text:p text:style-name="P1"><text:tab/>Pasodoble</text:p>
      <text:p text:style-name="P1"/>
      <text:p text:style-name="P6"><text:s/>● Mostrar los nombres de los bailes seguidos con el número de plazas entre paréntesis, ambos dentro de la misma etiqueta "losbailes". </text:p>
      <text:p text:style-name="P1"/>
      <text:p text:style-name="P1">-Xquery Expression: </text:p>
      <text:p text:style-name="P1"><text:tab/>for $baile in /bailes/baile</text:p>
      <text:p text:style-name="P1"><text:tab/>return &lt;losbailes&gt;{$baile/nombre/text()} ({$baile/plazas/text()})&lt;/losbailes&gt;</text:p>
      <text:p text:style-name="P1"/>
      <text:p text:style-name="P1">-Xquery Result:</text:p>
      <text:p text:style-name="P1"><text:tab/>Tango (20)</text:p>
      <text:p text:style-name="P1"><text:tab/>Cha-cha-cha (18)</text:p>
      <text:p text:style-name="P1"><text:tab/>Rock (15)</text:p>
      <text:p text:style-name="P1"><text:tab/>Merengue (12)</text:p>
      <text:p text:style-name="P1"><text:tab/>Salsa (10)</text:p>
      <text:p text:style-name="P1"><text:tab/>Pasodoble (8)</text:p>
      <text:p text:style-name="P1"/>
      <text:p text:style-name="P6">● Mostrar los nombres de los bailes cuyo precio sea mayor de 30. </text:p>
      <text:p text:style-name="P1"/>
      <text:p text:style-name="P1">-Xquery Expression: </text:p>
      <text:p text:style-name="P1"><text:tab/>for $baile in /bailes/baile</text:p>
      <text:p text:style-name="P1"><text:tab/>where $baile/precio &gt; 30</text:p>
      <text:p text:style-name="P1"><text:tab/>return $baile/nombre</text:p>
      <text:p text:style-name="P1"/>
      <text:p text:style-name="P1">-Xquery Result:</text:p>
      <text:p text:style-name="P1"><text:tab/>Cha-cha-cha</text:p>
      <text:p text:style-name="P1"><text:tab/>Merengue</text:p>
      <text:p text:style-name="P1"><text:tab/>Salsa</text:p>
      <text:p text:style-name="P1"><text:tab/>Pasodoble</text:p>
      <text:p text:style-name="P1"/>
      <text:p text:style-name="P6">● Mostrar los nombres de los bailes cuyo precio sea mayor de 30 y la moneda "euro". </text:p>
      <text:p text:style-name="P1"/>
      <text:p text:style-name="P1">-Xquery Expression: </text:p>
      <text:p text:style-name="P1"><text:tab/>for $baile in /bailes/baile</text:p>
      <text:p text:style-name="P1"><text:tab/>where $baile/precio &gt; 30 and $baile/precio/@moneda = "euro"</text:p>
      <text:p text:style-name="P1"><text:soft-page-break/><text:tab/>return $baile/nombre</text:p>
      <text:p text:style-name="P1"/>
      <text:p text:style-name="P1">-Xquery Result:</text:p>
      <text:p text:style-name="P1"><text:tab/>Cha-cha-cha</text:p>
      <text:p text:style-name="P1"><text:tab/>Salsa</text:p>
      <text:p text:style-name="P1"><text:tab/>Pasodoble</text:p>
      <text:p text:style-name="P1"/>
      <text:p text:style-name="P6">● Mostrar los nombres y la fecha de comienzo de los bailes que comiencen el mes de enero (utiliza para buscarlo la cadena de texto "/1/"). </text:p>
      <text:p text:style-name="P1"/>
      <text:p text:style-name="P1">-Xquery Expression: </text:p>
      <text:p text:style-name="P1"><text:tab/>for $baile in /bailes/baile</text:p>
      <text:p text:style-name="P1"><text:tab/>where contains($baile/comienzo, "/1/")</text:p>
      <text:p text:style-name="P1"><text:tab/>return &lt;baile&gt;{$baile/nombre} {$baile/comienzo}&lt;/baile&gt;</text:p>
      <text:p text:style-name="P1"/>
      <text:p text:style-name="P1">-Xquery Result:</text:p>
      <text:p text:style-name="P1"><text:tab/>Tango 1/1/2011</text:p>
      <text:p text:style-name="P1"><text:tab/>Merengue 1/1/2011</text:p>
      <text:p text:style-name="P1"><text:tab/>Pasodoble 1/1/2011</text:p>
      <text:p text:style-name="P1"/>
      <text:p text:style-name="P1"><text:span text:style-name="T11">● Mostrar los nombres de los profesores y la sala en la que dan clase, ordénalos por sala.</text:span> </text:p>
      <text:p text:style-name="P1"/>
      <text:p text:style-name="P1">-Xquery Expression: </text:p>
      <text:p text:style-name="P1"><text:tab/>for $baile in /bailes/baile</text:p>
      <text:p text:style-name="P1"><text:tab/>order by $baile/sala</text:p>
      <text:p text:style-name="P1"><text:tab/>return &lt;baile&gt;{$baile/profesor} {$baile/sala}&lt;/baile&gt;</text:p>
      <text:p text:style-name="P1"/>
      <text:p text:style-name="P1">-Xquery Result:</text:p>
      <text:p text:style-name="P1"><text:tab/>Roberto Garcia 1</text:p>
      <text:p text:style-name="P1"><text:tab/>Miriam Gutierrez 1</text:p>
      <text:p text:style-name="P1"><text:tab/>Laura Mendiola 1</text:p>
      <text:p text:style-name="P1"><text:tab/>Miriam Gutierrez 1</text:p>
      <text:p text:style-name="P1"><text:tab/>Jesus Lozano 2</text:p>
      <text:p text:style-name="P1"><text:tab/>Jesus Lozano 2</text:p>
      <text:p text:style-name="P1"/>
      <text:p text:style-name="P6">● Mostrar los nombres de los profesores eliminando los repetidos y acompañar cada nombre con todas las salas en la que da clase, ordénalos por nombre. </text:p>
      <text:p text:style-name="P1"/>
      <text:p text:style-name="P1">-Xquery Expression: </text:p>
      <text:p text:style-name="P1"><text:tab/>for $profesor in distinct-values(/bailes/baile/profesor)</text:p>
      <text:p text:style-name="P1"><text:tab/>let $salas := /bailes/baile[profesor=$profesor]/sala</text:p>
      <text:p text:style-name="P1"><text:tab/>order by $profesor</text:p>
      <text:p text:style-name="P1"><text:tab/>return &lt;profesores&gt;&lt;nombre&gt;{$profesor}&lt;/nombre&gt; {$salas}&lt;/profesores&gt;</text:p>
      <text:p text:style-name="P1"/>
      <text:p text:style-name="P1">-Xquery Result:</text:p>
      <text:p text:style-name="P1"><text:tab/>Jesus Lozano 22</text:p>
      <text:p text:style-name="P1"><text:tab/>Laura Mendiola 1</text:p>
      <text:p text:style-name="P1"><text:tab/>Miriam Gutierrez 11</text:p>
      <text:p text:style-name="P1"><text:tab/>Roberto Garcia 1</text:p>
      <text:p text:style-name="P1"/>
      <text:p text:style-name="P6">● Mostrar la media de los precios de todos los bailes. </text:p>
      <text:p text:style-name="P1"/>
      <text:p text:style-name="P1"><text:soft-page-break/>-Xquery Expression: </text:p>
      <text:p text:style-name="P1"><text:tab/>let $baile := /bailes/baile</text:p>
      <text:p text:style-name="P1"><text:tab/>return avg($baile/precio)</text:p>
      <text:p text:style-name="P1"/>
      <text:p text:style-name="P1">-Xquery Result:</text:p>
      <text:p text:style-name="P1"><text:tab/>94</text:p>
      <text:p text:style-name="P1"/>
      <text:p text:style-name="P6">● Mostrar la suma de los precios de los bailes de la sala 1. </text:p>
      <text:p text:style-name="P1"/>
      <text:p text:style-name="P1">-Xquery Expression: </text:p>
      <text:p text:style-name="P1"><text:tab/>let $baile := /bailes/baile[sala=1]</text:p>
      <text:p text:style-name="P1"><text:tab/>return sum($baile/precio)</text:p>
      <text:p text:style-name="P1"/>
      <text:p text:style-name="P1">-Xquery Result:</text:p>
      <text:p text:style-name="P1"><text:tab/>457</text:p>
      <text:p text:style-name="P1"/>
      <text:p text:style-name="P6">● Mostrar cuántas plazas en total oferta el profesor "Jesus Lozano". </text:p>
      <text:p text:style-name="P1"/>
      <text:p text:style-name="P1">-Xquery Expression: </text:p>
      <text:p text:style-name="P1"><text:tab/><text:bookmark text:name="ej210"/><text:span text:style-name="T1">let $baile := /bailes/baile[profesor = "Jesus Lozano"]</text:span></text:p>
      <text:p text:style-name="P13"><text:tab/>return &lt;plazas&gt;{sum($baile/plazas)}&lt;/plazas&gt;</text:p>
      <text:p text:style-name="P1"/>
      <text:p text:style-name="P1">-Xquery Result:</text:p>
      <text:p text:style-name="P1"><text:tab/>22</text:p>
      <text:p text:style-name="P1"/>
      <text:p text:style-name="P6">● Mostrar el dinero que ganaría la profesora "Laura Mendiola" si se completaran todas las </text:p>
      <text:p text:style-name="P6">plazas de su baile, sabiendo que sólo tiene un baile. </text:p>
      <text:p text:style-name="P1"/>
      <text:p text:style-name="P1">-Xquery Expression: </text:p>
      <text:p text:style-name="P5"><text:tab/><text:bookmark text:name="ej211"/><text:span text:style-name="T7">let $baile := /bailes/baile[profesor = "Laura Mendiola"]</text:span></text:p>
      <text:p text:style-name="P13"><text:tab/>return $baile/plazas * $baile/precio</text:p>
      <text:p text:style-name="P1"/>
      <text:p text:style-name="P1">-Xquery Result:</text:p>
      <text:p text:style-name="P1"><text:tab/>450</text:p>
      <text:p text:style-name="P1"/>
      <text:p text:style-name="P6">● Mostrar el dinero que ganaría el profesor "Jesus Lozano" si se completaran todas las plazas de su baile, pero mostrando el beneficio de cada baile por separado. </text:p>
      <text:p text:style-name="P6"/>
      <text:p text:style-name="P1">-Xquery Expression: </text:p>
      <text:p text:style-name="P1"><text:tab/>for $baile in /bailes/baile</text:p>
      <text:p text:style-name="P1"><text:tab/>where $baile/profesor = "Jesus Lozano"</text:p>
      <text:p text:style-name="P1"><text:tab/>return $baile/plazas * $baile/precio</text:p>
      <text:p text:style-name="P1"/>
      <text:p text:style-name="P1">-Xquery Result:</text:p>
      <text:p text:style-name="P1"><text:tab/>900</text:p>
      <text:p text:style-name="P1"><text:tab/>320</text:p>
      <text:p text:style-name="P1"/>
      <text:p text:style-name="P6">● Mostrar el dinero que ganaría la profesora "Laura" (no conocemos su apellido) si se completaran todas las plazas de su baile. </text:p>
      <text:p text:style-name="P1"/>
      <text:p text:style-name="P1">-Xquery Expression:</text:p>
      <text:p text:style-name="P1"><text:soft-page-break/><text:tab/>for $baile in /bailes/baile</text:p>
      <text:p text:style-name="P1"><text:tab/>where starts-with($baile/profesor, "Laura")</text:p>
      <text:p text:style-name="P1"><text:tab/>return $baile/plazas * $baile/precio</text:p>
      <text:p text:style-name="P1"/>
      <text:p text:style-name="P1">-Xquery Result:</text:p>
      <text:p text:style-name="P1"><text:tab/>450</text:p>
      <text:p text:style-name="P1"/>
      <text:p text:style-name="P6">● Mostrar el nombre del baile, su precio y el precio con un descuento del 15% para familias numerosas. Ordenar por el nombre del baile </text:p>
      <text:p text:style-name="P1"/>
      <text:p text:style-name="P1">-Xquery Expression: </text:p>
      <text:p text:style-name="P1"><text:tab/>for $baile in /bailes/baile</text:p>
      <text:p text:style-name="P1"><text:tab/>order by $baile/nombre</text:p>
      <text:p text:style-name="P1"><text:tab/>return &lt;baile&gt;{$baile/nombre}&lt;precio&gt; {$baile/precio/text()} <text:tab/>&lt;/precio&gt;&lt;fam_numerosa&gt; {$baile/precio * 0.85} &lt;/fam_numerosa&gt;&lt;/baile&gt;</text:p>
      <text:p text:style-name="P1"/>
      <text:p text:style-name="P1">-Xquery Result:</text:p>
      <text:p text:style-name="P1"><text:tab/>Cha-cha-cha 80 <text:s/>68 </text:p>
      <text:p text:style-name="P1"><text:tab/>Merengue 75 <text:s/>63.75 </text:p>
      <text:p text:style-name="P1"><text:tab/>Pasodoble 320 <text:s/>272 </text:p>
      <text:p text:style-name="P1"><text:tab/>Rock 30 <text:s/>25.5 </text:p>
      <text:p text:style-name="P1"><text:tab/>Salsa 32 <text:s/>27.2 </text:p>
      <text:p text:style-name="P1"><text:tab/>Tango 27 <text:s/>22.95 </text:p>
      <text:p text:style-name="P1"/>
      <text:p text:style-name="P6">● Mostrar todos los datos de cada baile excepto la fecha de comienzo y de fin. </text:p>
      <text:p text:style-name="P1"/>
      <text:p text:style-name="P1">-Xquery Expression: </text:p>
      <text:p text:style-name="P1"><text:tab/>for $baile in /bailes/baile</text:p>
      <text:p text:style-name="P1"><text:tab/>return &lt;baile&gt;{$baile/* except $baile/comienzo except $baile/fin}&lt;/baile&gt;</text:p>
      <text:p text:style-name="P1"/>
      <text:p text:style-name="P1">-Xquery Result:</text:p>
      <text:p text:style-name="P1"><text:tab/>Tango2720Roberto Garcia1</text:p>
      <text:p text:style-name="P1"><text:tab/>Cha-cha-cha8018Miriam Gutierrez1</text:p>
      <text:p text:style-name="P1"><text:tab/>Rock3015Laura Mendiola1</text:p>
      <text:p text:style-name="P1"><text:tab/>Merengue7512Jesus Lozano2</text:p>
      <text:p text:style-name="P1"><text:tab/>Salsa3210Jesus Lozano2</text:p>
      <text:p text:style-name="P1"><text:tab/>Pasodoble3208Miriam Gutierrez1</text:p>
      <text:p text:style-name="P1"/>
      <text:p text:style-name="P6">● Mostrar en una tabla de HTML los nombres de los bailes y su profesor, cada uno en una fila.</text:p>
      <text:p text:style-name="P1"/>
      <text:p text:style-name="P1">-Xquery Expression: </text:p>
      <text:p text:style-name="P1"><text:tab/>&lt;table&gt; {</text:p>
      <text:p text:style-name="P1"><text:s text:c="2"/><text:tab/>for $baile in /bailes/baile</text:p>
      <text:p text:style-name="P1"><text:s text:c="2"/><text:tab/>return &lt;tr&gt;&lt;td&gt;{$baile/nombre/text()}&lt;/td&gt;&lt;td&gt;{$baile/profesor/text()}&lt;/td&gt;&lt;/tr&gt;</text:p>
      <text:p text:style-name="P1"><text:tab/>} &lt;/table&gt;</text:p>
      <text:p text:style-name="P1"/>
      <text:p text:style-name="P1">-Xquery Result: </text:p>
      <text:p text:style-name="P1"><text:tab/> TangoRoberto GarciaCha-cha-chaMiriam GutierrezRockLaura <text:tab/>MendiolaMerengueJesus LozanoSalsaJesus LozanoPasodobleMiriam Gutierrez </text:p>
      <text:p text:style-name="P1"/>
      <text:p text:style-name="P11">Javier Loureiro Pére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" svg:font-family="SFMono-Regular, Menlo, Monaco, Consolas, 'Liberation Mono', 'Courier New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2M23S</meta:editing-duration>
    <meta:editing-cycles>17</meta:editing-cycles>
    <meta:generator>OpenOffice/4.1.7$Win32 OpenOffice.org_project/417m1$Build-9800</meta:generator>
    <dc:date>2022-05-08T11:57:47.98</dc:date>
    <dc:creator>javier loureiro</dc:creator>
    <meta:document-statistic meta:table-count="0" meta:image-count="0" meta:object-count="0" meta:page-count="5" meta:paragraph-count="183" meta:word-count="811" meta:character-count="6194"/>
    <meta:user-defined meta:name="Info 1"/>
    <meta:user-defined meta:name="Info 2"/>
    <meta:user-defined meta:name="Info 3"/>
    <meta:user-defined meta:name="Info 4"/>
  </office:meta>
</office:document-meta>
</file>